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_office_x" table:style-name="ta1">
        <table:shapes>
          <draw:frame draw:z-index="0" draw:style-name="gr1" draw:text-style-name="P1" svg:width="6.2957in" svg:height="3.5453in" svg:x="10.7004in" svg:y="0.826in">
            <draw:object draw:notify-on-update-of-ranges="sensor_data_office_x.A1:sensor_data_office_x.A1 sensor_data_office_x.A2:sensor_data_office_x.A127 sensor_data_office_x.D1:sensor_data_office_x.D1 sensor_data_office_x.D2:sensor_data_office_x.D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00149999999999999" calcext:value-type="float">
            <text:p>1.49999999999999E-0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-0.000167500000000018" calcext:value-type="float">
            <text:p>-0.000167500000000018</text:p>
          </table:table-cell>
          <table:table-cell office:value-type="float" office:value="-0.000127499999999999" calcext:value-type="float">
            <text:p>-0.000127499999999999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-0.000492499999999996" calcext:value-type="float">
            <text:p>-0.00049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552499999999981" calcext:value-type="float">
            <text:p>0.000552499999999981</text:p>
          </table:table-cell>
          <table:table-cell office:value-type="float" office:value="0.0000224999999999991" calcext:value-type="float">
            <text:p>2.24999999999991E-05</text:p>
          </table:table-cell>
          <table:table-cell office:value-type="float" office:value="0.000555000000000003" calcext:value-type="float">
            <text:p>0.000555000000000003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239999999999998" calcext:value-type="float">
            <text:p>0.000239999999999998</text:p>
          </table:table-cell>
          <table:table-cell office:value-type="float" office:value="-0.00040750000000002" calcext:value-type="float">
            <text:p>-0.00040750000000002</text:p>
          </table:table-cell>
          <table:table-cell office:value-type="float" office:value="-0.000127499999999999" calcext:value-type="float">
            <text:p>-0.000127499999999999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-0.000252499999999998" calcext:value-type="float">
            <text:p>-0.00025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35" calcext:value-type="float">
            <text:p>-0.0004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0.0000224999999999991" calcext:value-type="float">
            <text:p>2.24999999999991E-0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742499999999996" calcext:value-type="float">
            <text:p>-0.00074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35" calcext:value-type="float">
            <text:p>-0.00043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-0.000167500000000018" calcext:value-type="float">
            <text:p>-0.000167500000000018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9999999999999" calcext:value-type="float">
            <text:p>1.49999999999999E-0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167500000000018" calcext:value-type="float">
            <text:p>-0.000167500000000018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-0.000167500000000018" calcext:value-type="float">
            <text:p>-0.00016750000000001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0.000405000000000005" calcext:value-type="float">
            <text:p>0.000405000000000005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0.000552499999999981" calcext:value-type="float">
            <text:p>0.000552499999999981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0.0000724999999999838" calcext:value-type="float">
            <text:p>7.24999999999838E-05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85" calcext:value-type="float">
            <text:p>-0.00088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312499999999986" calcext:value-type="float">
            <text:p>0.000312499999999986</text:p>
          </table:table-cell>
          <table:table-cell office:value-type="float" office:value="0.0003225" calcext:value-type="float">
            <text:p>0.0003225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-0.000252499999999998" calcext:value-type="float">
            <text:p>-0.00025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85" calcext:value-type="float">
            <text:p>-0.00088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167500000000018" calcext:value-type="float">
            <text:p>-0.000167500000000018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742499999999996" calcext:value-type="float">
            <text:p>-0.00074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35" calcext:value-type="float">
            <text:p>-0.0007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0.0003225" calcext:value-type="float">
            <text:p>0.00032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742499999999996" calcext:value-type="float">
            <text:p>-0.00074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35" calcext:value-type="float">
            <text:p>-0.000735</text:p>
          </table:table-cell>
          <table:table-cell office:value-type="float" office:value="-0.000360000000000003" calcext:value-type="float">
            <text:p>-0.000360000000000003</text:p>
          </table:table-cell>
          <table:table-cell office:value-type="float" office:value="-0.00113750000000002" calcext:value-type="float">
            <text:p>-0.00113750000000002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12225" calcext:value-type="float">
            <text:p>-0.0012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85" calcext:value-type="float">
            <text:p>-0.00058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742499999999996" calcext:value-type="float">
            <text:p>-0.00074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85" calcext:value-type="float">
            <text:p>-0.001185</text:p>
          </table:table-cell>
          <table:table-cell office:value-type="float" office:value="0.000389999999999997" calcext:value-type="float">
            <text:p>0.000389999999999997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-0.0012225" calcext:value-type="float">
            <text:p>-0.0012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735" calcext:value-type="float">
            <text:p>-0.0007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897500000000015" calcext:value-type="float">
            <text:p>-0.000897500000000015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-0.0012225" calcext:value-type="float">
            <text:p>-0.0012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389999999999997" calcext:value-type="float">
            <text:p>0.000389999999999997</text:p>
          </table:table-cell>
          <table:table-cell office:value-type="float" office:value="-0.000897500000000015" calcext:value-type="float">
            <text:p>-0.000897500000000015</text:p>
          </table:table-cell>
          <table:table-cell office:value-type="float" office:value="-0.000127499999999999" calcext:value-type="float">
            <text:p>-0.000127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17025" calcext:value-type="float">
            <text:p>-0.0017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-0.000127499999999999" calcext:value-type="float">
            <text:p>-0.000127499999999999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-0.000982499999999998" calcext:value-type="float">
            <text:p>-0.00098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5" calcext:value-type="float">
            <text:p>-0.00013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-0.00040750000000002" calcext:value-type="float">
            <text:p>-0.00040750000000002</text:p>
          </table:table-cell>
          <table:table-cell office:value-type="float" office:value="-0.0004275" calcext:value-type="float">
            <text:p>-0.000427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000389999999999997" calcext:value-type="float">
            <text:p>0.000389999999999997</text:p>
          </table:table-cell>
          <table:table-cell office:value-type="float" office:value="0.0000724999999999838" calcext:value-type="float">
            <text:p>7.24999999999838E-05</text:p>
          </table:table-cell>
          <table:table-cell office:value-type="float" office:value="-0.000127499999999999" calcext:value-type="float">
            <text:p>-0.00012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000389999999999997" calcext:value-type="float">
            <text:p>0.000389999999999997</text:p>
          </table:table-cell>
          <table:table-cell office:value-type="float" office:value="0.000802499999999981" calcext:value-type="float">
            <text:p>0.000802499999999981</text:p>
          </table:table-cell>
          <table:table-cell office:value-type="float" office:value="-0.0002775" calcext:value-type="float">
            <text:p>-0.0002775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-0.000210000000000001" calcext:value-type="float">
            <text:p>-0.000210000000000001</text:p>
          </table:table-cell>
          <table:table-cell office:value-type="float" office:value="0.0000724999999999838" calcext:value-type="float">
            <text:p>7.24999999999838E-05</text:p>
          </table:table-cell>
          <table:table-cell office:value-type="float" office:value="-0.0002775" calcext:value-type="float">
            <text:p>-0.000277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65" calcext:value-type="float">
            <text:p>0.00016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0552499999999981" calcext:value-type="float">
            <text:p>0.000552499999999981</text:p>
          </table:table-cell>
          <table:table-cell office:value-type="float" office:value="-0.0002775" calcext:value-type="float">
            <text:p>-0.000277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11975" calcext:value-type="float">
            <text:p>0.00119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9999999999999" calcext:value-type="float">
            <text:p>1.49999999999999E-05</text:p>
          </table:table-cell>
          <table:table-cell office:value-type="float" office:value="-0.0000600000000000023" calcext:value-type="float">
            <text:p>-6.00000000000023E-05</text:p>
          </table:table-cell>
          <table:table-cell office:value-type="float" office:value="0.00104249999999998" calcext:value-type="float">
            <text:p>0.00104249999999998</text:p>
          </table:table-cell>
          <table:table-cell office:value-type="float" office:value="0.0000224999999999991" calcext:value-type="float">
            <text:p>2.24999999999991E-0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11975" calcext:value-type="float">
            <text:p>0.00119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9999999999999" calcext:value-type="float">
            <text:p>1.49999999999999E-05</text:p>
          </table:table-cell>
          <table:table-cell office:value-type="float" office:value="0.0000899999999999999" calcext:value-type="float">
            <text:p>0.0000899999999999999</text:p>
          </table:table-cell>
          <table:table-cell office:value-type="float" office:value="0.000552499999999981" calcext:value-type="float">
            <text:p>0.000552499999999981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405000000000005" calcext:value-type="float">
            <text:p>0.00040500000000000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35" calcext:value-type="float">
            <text:p>-0.000435</text:p>
          </table:table-cell>
          <table:table-cell office:value-type="float" office:value="0.000389999999999997" calcext:value-type="float">
            <text:p>0.000389999999999997</text:p>
          </table:table-cell>
          <table:table-cell office:value-type="float" office:value="0.0000724999999999838" calcext:value-type="float">
            <text:p>7.24999999999838E-05</text:p>
          </table:table-cell>
          <table:table-cell office:value-type="float" office:value="0.0003225" calcext:value-type="float">
            <text:p>0.00032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85" calcext:value-type="float">
            <text:p>-0.000585</text:p>
          </table:table-cell>
          <table:table-cell office:value-type="float" office:value="-0.000210000000000001" calcext:value-type="float">
            <text:p>-0.000210000000000001</text:p>
          </table:table-cell>
          <table:table-cell office:value-type="float" office:value="-0.00065750000000002" calcext:value-type="float">
            <text:p>-0.00065750000000002</text:p>
          </table:table-cell>
          <table:table-cell office:value-type="float" office:value="0.000172499999999999" calcext:value-type="float">
            <text:p>0.000172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492499999999996" calcext:value-type="float">
            <text:p>-0.00049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35" calcext:value-type="float">
            <text:p>-0.000435</text:p>
          </table:table-cell>
          <table:table-cell office:value-type="float" office:value="-0.000360000000000003" calcext:value-type="float">
            <text:p>-0.000360000000000003</text:p>
          </table:table-cell>
          <table:table-cell office:value-type="float" office:value="-0.00040750000000002" calcext:value-type="float">
            <text:p>-0.00040750000000002</text:p>
          </table:table-cell>
          <table:table-cell office:value-type="float" office:value="0.0000224999999999991" calcext:value-type="float">
            <text:p>2.24999999999991E-05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-0.000252499999999998" calcext:value-type="float">
            <text:p>-0.00025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065" calcext:value-type="float">
            <text:p>0.061065</text:p>
          </table:table-cell>
          <table:table-cell office:value-type="float" office:value="-0.27231" calcext:value-type="float">
            <text:p>-0.27231</text:p>
          </table:table-cell>
          <table:table-cell office:value-type="float" office:value="0.6919525" calcext:value-type="float">
            <text:p>0.6919525</text:p>
          </table:table-cell>
          <table:table-cell office:value-type="float" office:value="0.0517725" calcext:value-type="float">
            <text:p>0.051772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26475" calcext:value-type="float">
            <text:p>0.0026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939985" calcext:value-type="float">
            <text:p>-2.939985</text:p>
          </table:table-cell>
          <table:table-cell office:value-type="float" office:value="-0.21471" calcext:value-type="float">
            <text:p>-0.21471</text:p>
          </table:table-cell>
          <table:table-cell office:value-type="float" office:value="4.3050125" calcext:value-type="float">
            <text:p>4.3050125</text:p>
          </table:table-cell>
          <table:table-cell office:value-type="float" office:value="0.0616725" calcext:value-type="float">
            <text:p>0.0616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-0.0021925" calcext:value-type="float">
            <text:p>-0.00219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60885" calcext:value-type="float">
            <text:p>-3.660885</text:p>
          </table:table-cell>
          <table:table-cell office:value-type="float" office:value="-0.50016" calcext:value-type="float">
            <text:p>-0.50016</text:p>
          </table:table-cell>
          <table:table-cell office:value-type="float" office:value="4.5881525" calcext:value-type="float">
            <text:p>4.5881525</text:p>
          </table:table-cell>
          <table:table-cell office:value-type="float" office:value="0.0619725" calcext:value-type="float">
            <text:p>0.0619725</text:p>
          </table:table-cell>
          <table:table-cell office:value-type="float" office:value="-0.001695" calcext:value-type="float">
            <text:p>-0.001695</text:p>
          </table:table-cell>
          <table:table-cell office:value-type="float" office:value="-0.0017025" calcext:value-type="float">
            <text:p>-0.0017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6935" calcext:value-type="float">
            <text:p>-3.646935</text:p>
          </table:table-cell>
          <table:table-cell office:value-type="float" office:value="-1.09101" calcext:value-type="float">
            <text:p>-1.09101</text:p>
          </table:table-cell>
          <table:table-cell office:value-type="float" office:value="4.0576825" calcext:value-type="float">
            <text:p>4.0576825</text:p>
          </table:table-cell>
          <table:table-cell office:value-type="float" office:value="0.0609225" calcext:value-type="float">
            <text:p>0.06092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17025" calcext:value-type="float">
            <text:p>-0.0017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50985" calcext:value-type="float">
            <text:p>-3.650985</text:p>
          </table:table-cell>
          <table:table-cell office:value-type="float" office:value="-1.09071" calcext:value-type="float">
            <text:p>-1.09071</text:p>
          </table:table-cell>
          <table:table-cell office:value-type="float" office:value="4.0567225" calcext:value-type="float">
            <text:p>4.0567225</text:p>
          </table:table-cell>
          <table:table-cell office:value-type="float" office:value="0.0609225" calcext:value-type="float">
            <text:p>0.06092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-0.0024325" calcext:value-type="float">
            <text:p>-0.0024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6635" calcext:value-type="float">
            <text:p>-3.646635</text:p>
          </table:table-cell>
          <table:table-cell office:value-type="float" office:value="-1.09071" calcext:value-type="float">
            <text:p>-1.09071</text:p>
          </table:table-cell>
          <table:table-cell office:value-type="float" office:value="4.0564725" calcext:value-type="float">
            <text:p>4.0564725</text:p>
          </table:table-cell>
          <table:table-cell office:value-type="float" office:value="0.0604725" calcext:value-type="float">
            <text:p>0.0604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26725" calcext:value-type="float">
            <text:p>-0.00267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1085" calcext:value-type="float">
            <text:p>-3.641085</text:p>
          </table:table-cell>
          <table:table-cell office:value-type="float" office:value="-1.09146" calcext:value-type="float">
            <text:p>-1.09146</text:p>
          </table:table-cell>
          <table:table-cell office:value-type="float" office:value="4.0572025" calcext:value-type="float">
            <text:p>4.0572025</text:p>
          </table:table-cell>
          <table:table-cell office:value-type="float" office:value="0.0603225" calcext:value-type="float">
            <text:p>0.06032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29125" calcext:value-type="float">
            <text:p>-0.00291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3335" calcext:value-type="float">
            <text:p>-3.643335</text:p>
          </table:table-cell>
          <table:table-cell office:value-type="float" office:value="-1.09101" calcext:value-type="float">
            <text:p>-1.09101</text:p>
          </table:table-cell>
          <table:table-cell office:value-type="float" office:value="4.0569625" calcext:value-type="float">
            <text:p>4.0569625</text:p>
          </table:table-cell>
          <table:table-cell office:value-type="float" office:value="0.0601725" calcext:value-type="float">
            <text:p>0.0601725</text:p>
          </table:table-cell>
          <table:table-cell office:value-type="float" office:value="-0.001845" calcext:value-type="float">
            <text:p>-0.001845</text:p>
          </table:table-cell>
          <table:table-cell office:value-type="float" office:value="-0.0026725" calcext:value-type="float">
            <text:p>-0.00267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7535" calcext:value-type="float">
            <text:p>-3.647535</text:p>
          </table:table-cell>
          <table:table-cell office:value-type="float" office:value="-1.09086" calcext:value-type="float">
            <text:p>-1.09086</text:p>
          </table:table-cell>
          <table:table-cell office:value-type="float" office:value="4.0572025" calcext:value-type="float">
            <text:p>4.0572025</text:p>
          </table:table-cell>
          <table:table-cell office:value-type="float" office:value="0.0601725" calcext:value-type="float">
            <text:p>0.06017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-0.0029125" calcext:value-type="float">
            <text:p>-0.00291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3485" calcext:value-type="float">
            <text:p>-3.643485</text:p>
          </table:table-cell>
          <table:table-cell office:value-type="float" office:value="-1.09086" calcext:value-type="float">
            <text:p>-1.09086</text:p>
          </table:table-cell>
          <table:table-cell office:value-type="float" office:value="4.0564725" calcext:value-type="float">
            <text:p>4.0564725</text:p>
          </table:table-cell>
          <table:table-cell office:value-type="float" office:value="0.0604725" calcext:value-type="float">
            <text:p>0.06047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38825" calcext:value-type="float">
            <text:p>-0.0038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835" calcext:value-type="float">
            <text:p>-3.644835</text:p>
          </table:table-cell>
          <table:table-cell office:value-type="float" office:value="-1.09056" calcext:value-type="float">
            <text:p>-1.09056</text:p>
          </table:table-cell>
          <table:table-cell office:value-type="float" office:value="4.0559925" calcext:value-type="float">
            <text:p>4.0559925</text:p>
          </table:table-cell>
          <table:table-cell office:value-type="float" office:value="0.0607725" calcext:value-type="float">
            <text:p>0.06077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34025" calcext:value-type="float">
            <text:p>-0.0034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50535" calcext:value-type="float">
            <text:p>-3.65053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564725" calcext:value-type="float">
            <text:p>4.0564725</text:p>
          </table:table-cell>
          <table:table-cell office:value-type="float" office:value="0.0607725" calcext:value-type="float">
            <text:p>0.06077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-0.0034025" calcext:value-type="float">
            <text:p>-0.0034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38985" calcext:value-type="float">
            <text:p>-3.638985</text:p>
          </table:table-cell>
          <table:table-cell office:value-type="float" office:value="-1.09071" calcext:value-type="float">
            <text:p>-1.09071</text:p>
          </table:table-cell>
          <table:table-cell office:value-type="float" office:value="4.0562325" calcext:value-type="float">
            <text:p>4.0562325</text:p>
          </table:table-cell>
          <table:table-cell office:value-type="float" office:value="0.0603225" calcext:value-type="float">
            <text:p>0.06032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41225" calcext:value-type="float">
            <text:p>-0.0041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5585" calcext:value-type="float">
            <text:p>-3.64558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564725" calcext:value-type="float">
            <text:p>4.0564725</text:p>
          </table:table-cell>
          <table:table-cell office:value-type="float" office:value="0.0606225" calcext:value-type="float">
            <text:p>0.06062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-0.0038825" calcext:value-type="float">
            <text:p>-0.0038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5435" calcext:value-type="float">
            <text:p>-3.645435</text:p>
          </table:table-cell>
          <table:table-cell office:value-type="float" office:value="-1.09086" calcext:value-type="float">
            <text:p>-1.09086</text:p>
          </table:table-cell>
          <table:table-cell office:value-type="float" office:value="4.0576825" calcext:value-type="float">
            <text:p>4.0576825</text:p>
          </table:table-cell>
          <table:table-cell office:value-type="float" office:value="0.0609225" calcext:value-type="float">
            <text:p>0.06092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26725" calcext:value-type="float">
            <text:p>-0.00267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085" calcext:value-type="float">
            <text:p>-3.644085</text:p>
          </table:table-cell>
          <table:table-cell office:value-type="float" office:value="-1.09071" calcext:value-type="float">
            <text:p>-1.09071</text:p>
          </table:table-cell>
          <table:table-cell office:value-type="float" office:value="4.0581725" calcext:value-type="float">
            <text:p>4.0581725</text:p>
          </table:table-cell>
          <table:table-cell office:value-type="float" office:value="0.0606225" calcext:value-type="float">
            <text:p>0.06062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19525" calcext:value-type="float">
            <text:p>-0.0019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6935" calcext:value-type="float">
            <text:p>-3.646935</text:p>
          </table:table-cell>
          <table:table-cell office:value-type="float" office:value="-1.09086" calcext:value-type="float">
            <text:p>-1.09086</text:p>
          </table:table-cell>
          <table:table-cell office:value-type="float" office:value="4.0591425" calcext:value-type="float">
            <text:p>4.0591425</text:p>
          </table:table-cell>
          <table:table-cell office:value-type="float" office:value="0.0610725" calcext:value-type="float">
            <text:p>0.06107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19525" calcext:value-type="float">
            <text:p>-0.0019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985" calcext:value-type="float">
            <text:p>-3.644985</text:p>
          </table:table-cell>
          <table:table-cell office:value-type="float" office:value="-1.09101" calcext:value-type="float">
            <text:p>-1.09101</text:p>
          </table:table-cell>
          <table:table-cell office:value-type="float" office:value="4.0593825" calcext:value-type="float">
            <text:p>4.05938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0014625" calcext:value-type="float">
            <text:p>-0.0014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50535" calcext:value-type="float">
            <text:p>-3.650535</text:p>
          </table:table-cell>
          <table:table-cell office:value-type="float" office:value="-1.09086" calcext:value-type="float">
            <text:p>-1.09086</text:p>
          </table:table-cell>
          <table:table-cell office:value-type="float" office:value="4.0598625" calcext:value-type="float">
            <text:p>4.05986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24325" calcext:value-type="float">
            <text:p>-0.0024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39135" calcext:value-type="float">
            <text:p>-3.63913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586525" calcext:value-type="float">
            <text:p>4.0586525</text:p>
          </table:table-cell>
          <table:table-cell office:value-type="float" office:value="0.0615225" calcext:value-type="float">
            <text:p>0.0615225</text:p>
          </table:table-cell>
          <table:table-cell office:value-type="float" office:value="-0.002895" calcext:value-type="float">
            <text:p>-0.002895</text:p>
          </table:table-cell>
          <table:table-cell office:value-type="float" office:value="-0.0021925" calcext:value-type="float">
            <text:p>-0.00219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3035" calcext:value-type="float">
            <text:p>-3.64303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584125" calcext:value-type="float">
            <text:p>4.0584125</text:p>
          </table:table-cell>
          <table:table-cell office:value-type="float" office:value="0.0616725" calcext:value-type="float">
            <text:p>0.06167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24325" calcext:value-type="float">
            <text:p>-0.0024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6635" calcext:value-type="float">
            <text:p>-3.646635</text:p>
          </table:table-cell>
          <table:table-cell office:value-type="float" office:value="-1.09056" calcext:value-type="float">
            <text:p>-1.09056</text:p>
          </table:table-cell>
          <table:table-cell office:value-type="float" office:value="4.0581725" calcext:value-type="float">
            <text:p>4.05817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0024325" calcext:value-type="float">
            <text:p>-0.0024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9485" calcext:value-type="float">
            <text:p>-3.649485</text:p>
          </table:table-cell>
          <table:table-cell office:value-type="float" office:value="-1.09071" calcext:value-type="float">
            <text:p>-1.09071</text:p>
          </table:table-cell>
          <table:table-cell office:value-type="float" office:value="4.0593825" calcext:value-type="float">
            <text:p>4.05938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21925" calcext:value-type="float">
            <text:p>-0.00219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0185" calcext:value-type="float">
            <text:p>-3.640185</text:p>
          </table:table-cell>
          <table:table-cell office:value-type="float" office:value="-1.09101" calcext:value-type="float">
            <text:p>-1.09101</text:p>
          </table:table-cell>
          <table:table-cell office:value-type="float" office:value="4.0588925" calcext:value-type="float">
            <text:p>4.05889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-0.0014625" calcext:value-type="float">
            <text:p>-0.0014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0035" calcext:value-type="float">
            <text:p>-3.64003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613125" calcext:value-type="float">
            <text:p>4.06131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000742499999999996" calcext:value-type="float">
            <text:p>-0.00074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6035" calcext:value-type="float">
            <text:p>-3.646035</text:p>
          </table:table-cell>
          <table:table-cell office:value-type="float" office:value="-1.09041" calcext:value-type="float">
            <text:p>-1.09041</text:p>
          </table:table-cell>
          <table:table-cell office:value-type="float" office:value="4.0601025" calcext:value-type="float">
            <text:p>4.06010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-0.0012225" calcext:value-type="float">
            <text:p>-0.0012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535" calcext:value-type="float">
            <text:p>-3.644535</text:p>
          </table:table-cell>
          <table:table-cell office:value-type="float" office:value="-1.09056" calcext:value-type="float">
            <text:p>-1.09056</text:p>
          </table:table-cell>
          <table:table-cell office:value-type="float" office:value="4.0601025" calcext:value-type="float">
            <text:p>4.0601025</text:p>
          </table:table-cell>
          <table:table-cell office:value-type="float" office:value="0.0618225" calcext:value-type="float">
            <text:p>0.0618225</text:p>
          </table:table-cell>
          <table:table-cell office:value-type="float" office:value="-0.001845" calcext:value-type="float">
            <text:p>-0.001845</text:p>
          </table:table-cell>
          <table:table-cell office:value-type="float" office:value="-0.0014625" calcext:value-type="float">
            <text:p>-0.0014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3335" calcext:value-type="float">
            <text:p>-3.643335</text:p>
          </table:table-cell>
          <table:table-cell office:value-type="float" office:value="-1.09011" calcext:value-type="float">
            <text:p>-1.09011</text:p>
          </table:table-cell>
          <table:table-cell office:value-type="float" office:value="4.0593825" calcext:value-type="float">
            <text:p>4.0593825</text:p>
          </table:table-cell>
          <table:table-cell office:value-type="float" office:value="0.0613725" calcext:value-type="float">
            <text:p>0.06137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-0.0012225" calcext:value-type="float">
            <text:p>-0.0012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26785" calcext:value-type="float">
            <text:p>-2.626785</text:p>
          </table:table-cell>
          <table:table-cell office:value-type="float" office:value="-0.56961" calcext:value-type="float">
            <text:p>-0.56961</text:p>
          </table:table-cell>
          <table:table-cell office:value-type="float" office:value="0.0985625" calcext:value-type="float">
            <text:p>0.0985625</text:p>
          </table:table-cell>
          <table:table-cell office:value-type="float" office:value="0.0028725" calcext:value-type="float">
            <text:p>0.002872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35" calcext:value-type="float">
            <text:p>-0.00163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201249999999998" calcext:value-type="float">
            <text:p>0.00201249999999998</text:p>
          </table:table-cell>
          <table:table-cell office:value-type="float" office:value="0.000922499999999999" calcext:value-type="float">
            <text:p>0.000922499999999999</text:p>
          </table:table-cell>
          <table:table-cell office:value-type="float" office:value="-0.000344999999999995" calcext:value-type="float">
            <text:p>-0.000344999999999995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273249999999998" calcext:value-type="float">
            <text:p>0.00273249999999998</text:p>
          </table:table-cell>
          <table:table-cell office:value-type="float" office:value="0.0012225" calcext:value-type="float">
            <text:p>0.0012225</text:p>
          </table:table-cell>
          <table:table-cell office:value-type="float" office:value="-0.000494999999999997" calcext:value-type="float">
            <text:p>-0.000494999999999997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249249999999999" calcext:value-type="float">
            <text:p>0.00249249999999999</text:p>
          </table:table-cell>
          <table:table-cell office:value-type="float" office:value="0.000922499999999999" calcext:value-type="float">
            <text:p>0.000922499999999999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335" calcext:value-type="float">
            <text:p>-0.001335</text:p>
          </table:table-cell>
          <table:table-cell office:value-type="float" office:value="-0.01191" calcext:value-type="float">
            <text:p>-0.01191</text:p>
          </table:table-cell>
          <table:table-cell office:value-type="float" office:value="0.00201249999999998" calcext:value-type="float">
            <text:p>0.00201249999999998</text:p>
          </table:table-cell>
          <table:table-cell office:value-type="float" office:value="0.0012225" calcext:value-type="float">
            <text:p>0.00122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085" calcext:value-type="float">
            <text:p>-0.00208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249249999999999" calcext:value-type="float">
            <text:p>0.00249249999999999</text:p>
          </table:table-cell>
          <table:table-cell office:value-type="float" office:value="0.0013725" calcext:value-type="float">
            <text:p>0.00137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191" calcext:value-type="float">
            <text:p>-0.01191</text:p>
          </table:table-cell>
          <table:table-cell office:value-type="float" office:value="0.00249249999999999" calcext:value-type="float">
            <text:p>0.00249249999999999</text:p>
          </table:table-cell>
          <table:table-cell office:value-type="float" office:value="0.0010725" calcext:value-type="float">
            <text:p>0.0010725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085" calcext:value-type="float">
            <text:p>-0.002085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273249999999998" calcext:value-type="float">
            <text:p>0.00273249999999998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225249999999998" calcext:value-type="float">
            <text:p>0.00225249999999998</text:p>
          </table:table-cell>
          <table:table-cell office:value-type="float" office:value="0.0010725" calcext:value-type="float">
            <text:p>0.0010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176" calcext:value-type="float">
            <text:p>-0.01176</text:p>
          </table:table-cell>
          <table:table-cell office:value-type="float" office:value="0.00201249999999998" calcext:value-type="float">
            <text:p>0.0020124999999999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35" calcext:value-type="float">
            <text:p>-0.00163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04725" calcext:value-type="float">
            <text:p>0.0004725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-0.000492499999999996" calcext:value-type="float">
            <text:p>-0.0004924999999999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191" calcext:value-type="float">
            <text:p>-0.01191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-0.000344999999999995" calcext:value-type="float">
            <text:p>-0.000344999999999995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12225" calcext:value-type="float">
            <text:p>0.00122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252499999999998" calcext:value-type="float">
            <text:p>-0.00025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0.00201249999999998" calcext:value-type="float">
            <text:p>0.00201249999999998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191" calcext:value-type="float">
            <text:p>-0.01191</text:p>
          </table:table-cell>
          <table:table-cell office:value-type="float" office:value="0.00152249999999998" calcext:value-type="float">
            <text:p>0.0015224999999999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335" calcext:value-type="float">
            <text:p>-0.00133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297249999999998" calcext:value-type="float">
            <text:p>0.00297249999999998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0.0011975" calcext:value-type="float">
            <text:p>0.00119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12225" calcext:value-type="float">
            <text:p>0.00122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0922499999999999" calcext:value-type="float">
            <text:p>0.000922499999999999</text:p>
          </table:table-cell>
          <table:table-cell office:value-type="float" office:value="-0.000344999999999995" calcext:value-type="float">
            <text:p>-0.000344999999999995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35" calcext:value-type="float">
            <text:p>-0.001635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467500000000001" calcext:value-type="float">
            <text:p>0.00046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225249999999998" calcext:value-type="float">
            <text:p>0.0022524999999999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-0.000194999999999997" calcext:value-type="float">
            <text:p>-0.000194999999999997</text:p>
          </table:table-cell>
          <table:table-cell office:value-type="float" office:value="0.000467500000000001" calcext:value-type="float">
            <text:p>0.00046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335" calcext:value-type="float">
            <text:p>-0.001335</text:p>
          </table:table-cell>
          <table:table-cell office:value-type="float" office:value="-0.01221" calcext:value-type="float">
            <text:p>-0.01221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0922499999999999" calcext:value-type="float">
            <text:p>0.000922499999999999</text:p>
          </table:table-cell>
          <table:table-cell office:value-type="float" office:value="-0.0000449999999999982" calcext:value-type="float">
            <text:p>-4.49999999999982E-05</text:p>
          </table:table-cell>
          <table:table-cell office:value-type="float" office:value="-0.000252499999999998" calcext:value-type="float">
            <text:p>-0.00025249999999999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35" calcext:value-type="float">
            <text:p>-0.001635</text:p>
          </table:table-cell>
          <table:table-cell office:value-type="float" office:value="-0.01131" calcext:value-type="float">
            <text:p>-0.01131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0622500000000001" calcext:value-type="float">
            <text:p>0.000622500000000001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0124999999999957" calcext:value-type="float">
            <text:p>-1.24999999999957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206" calcext:value-type="float">
            <text:p>-0.01206</text:p>
          </table:table-cell>
          <table:table-cell office:value-type="float" office:value="0.00152249999999998" calcext:value-type="float">
            <text:p>0.00152249999999998</text:p>
          </table:table-cell>
          <table:table-cell office:value-type="float" office:value="0.000772499999999999" calcext:value-type="float">
            <text:p>0.000772499999999999</text:p>
          </table:table-cell>
          <table:table-cell office:value-type="float" office:value="0.000705000000000002" calcext:value-type="float">
            <text:p>0.000705000000000002</text:p>
          </table:table-cell>
          <table:table-cell office:value-type="float" office:value="0.0014375" calcext:value-type="float">
            <text:p>0.00143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-0.00336" calcext:value-type="float">
            <text:p>-0.00336</text:p>
          </table:table-cell>
          <table:table-cell office:value-type="float" office:value="-0.0253375" calcext:value-type="float">
            <text:p>-0.0253375</text:p>
          </table:table-cell>
          <table:table-cell office:value-type="float" office:value="-2.4677775" calcext:value-type="float">
            <text:p>-2.4677775</text:p>
          </table:table-cell>
          <table:table-cell office:value-type="float" office:value="-2.700195" calcext:value-type="float">
            <text:p>-2.700195</text:p>
          </table:table-cell>
          <table:table-cell office:value-type="float" office:value="5.4793475" calcext:value-type="float">
            <text:p>5.4793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0735" calcext:value-type="float">
            <text:p>-0.060735</text:p>
          </table:table-cell>
          <table:table-cell office:value-type="float" office:value="-0.00156" calcext:value-type="float">
            <text:p>-0.00156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2331725" calcext:value-type="float">
            <text:p>4.2331725</text:p>
          </table:table-cell>
          <table:table-cell office:value-type="float" office:value="-0.996645" calcext:value-type="float">
            <text:p>-0.996645</text:p>
          </table:table-cell>
          <table:table-cell office:value-type="float" office:value="-3.5900825" calcext:value-type="float">
            <text:p>-3.5900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54725" calcext:value-type="float">
            <text:p>4.1254725</text:p>
          </table:table-cell>
          <table:table-cell office:value-type="float" office:value="-1.107495" calcext:value-type="float">
            <text:p>-1.107495</text:p>
          </table:table-cell>
          <table:table-cell office:value-type="float" office:value="-3.5898425" calcext:value-type="float">
            <text:p>-3.5898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5" calcext:value-type="float">
            <text:p>-0.05908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331750000000002" calcext:value-type="float">
            <text:p>-0.00331750000000002</text:p>
          </table:table-cell>
          <table:table-cell office:value-type="float" office:value="4.1254725" calcext:value-type="float">
            <text:p>4.1254725</text:p>
          </table:table-cell>
          <table:table-cell office:value-type="float" office:value="-1.107795" calcext:value-type="float">
            <text:p>-1.107795</text:p>
          </table:table-cell>
          <table:table-cell office:value-type="float" office:value="-3.5903225" calcext:value-type="float">
            <text:p>-3.5903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235" calcext:value-type="float">
            <text:p>-0.05923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210750000000002" calcext:value-type="float">
            <text:p>-0.00210750000000002</text:p>
          </table:table-cell>
          <table:table-cell office:value-type="float" office:value="4.1245725" calcext:value-type="float">
            <text:p>4.1245725</text:p>
          </table:table-cell>
          <table:table-cell office:value-type="float" office:value="-1.107495" calcext:value-type="float">
            <text:p>-1.107495</text:p>
          </table:table-cell>
          <table:table-cell office:value-type="float" office:value="-3.5898425" calcext:value-type="float">
            <text:p>-3.5898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8785" calcext:value-type="float">
            <text:p>-0.05878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282750000000001" calcext:value-type="float">
            <text:p>-0.00282750000000001</text:p>
          </table:table-cell>
          <table:table-cell office:value-type="float" office:value="4.1202225" calcext:value-type="float">
            <text:p>4.1202225</text:p>
          </table:table-cell>
          <table:table-cell office:value-type="float" office:value="-1.107645" calcext:value-type="float">
            <text:p>-1.107645</text:p>
          </table:table-cell>
          <table:table-cell office:value-type="float" office:value="-3.5893525" calcext:value-type="float">
            <text:p>-3.5893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282750000000001" calcext:value-type="float">
            <text:p>-0.00282750000000001</text:p>
          </table:table-cell>
          <table:table-cell office:value-type="float" office:value="4.1199225" calcext:value-type="float">
            <text:p>4.11992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8425" calcext:value-type="float">
            <text:p>-3.5898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60725" calcext:value-type="float">
            <text:p>4.1260725</text:p>
          </table:table-cell>
          <table:table-cell office:value-type="float" office:value="-1.107645" calcext:value-type="float">
            <text:p>-1.107645</text:p>
          </table:table-cell>
          <table:table-cell office:value-type="float" office:value="-3.5893525" calcext:value-type="float">
            <text:p>-3.5893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47225" calcext:value-type="float">
            <text:p>4.1247225</text:p>
          </table:table-cell>
          <table:table-cell office:value-type="float" office:value="-1.107195" calcext:value-type="float">
            <text:p>-1.107195</text:p>
          </table:table-cell>
          <table:table-cell office:value-type="float" office:value="-3.5896025" calcext:value-type="float">
            <text:p>-3.5896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23225" calcext:value-type="float">
            <text:p>4.1223225</text:p>
          </table:table-cell>
          <table:table-cell office:value-type="float" office:value="-1.107195" calcext:value-type="float">
            <text:p>-1.107195</text:p>
          </table:table-cell>
          <table:table-cell office:value-type="float" office:value="-3.5886325" calcext:value-type="float">
            <text:p>-3.5886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21725" calcext:value-type="float">
            <text:p>4.1221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903225" calcext:value-type="float">
            <text:p>-3.5903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5" calcext:value-type="float">
            <text:p>-0.0590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34750000000002" calcext:value-type="float">
            <text:p>-0.00234750000000002</text:p>
          </table:table-cell>
          <table:table-cell office:value-type="float" office:value="4.1259225" calcext:value-type="float">
            <text:p>4.12592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88725" calcext:value-type="float">
            <text:p>-3.58887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321" calcext:value-type="float">
            <text:p>-0.00321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42725" calcext:value-type="float">
            <text:p>4.1242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6025" calcext:value-type="float">
            <text:p>-3.5896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193225" calcext:value-type="float">
            <text:p>4.1193225</text:p>
          </table:table-cell>
          <table:table-cell office:value-type="float" office:value="-1.107645" calcext:value-type="float">
            <text:p>-1.107645</text:p>
          </table:table-cell>
          <table:table-cell office:value-type="float" office:value="-3.5891125" calcext:value-type="float">
            <text:p>-3.58911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685" calcext:value-type="float">
            <text:p>-0.0596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34750000000002" calcext:value-type="float">
            <text:p>-0.00234750000000002</text:p>
          </table:table-cell>
          <table:table-cell office:value-type="float" office:value="4.1211225" calcext:value-type="float">
            <text:p>4.12112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900825" calcext:value-type="float">
            <text:p>-3.5900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5" calcext:value-type="float">
            <text:p>-0.059085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63725" calcext:value-type="float">
            <text:p>4.1263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6025" calcext:value-type="float">
            <text:p>-3.5896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685" calcext:value-type="float">
            <text:p>-0.0596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34750000000002" calcext:value-type="float">
            <text:p>-0.00234750000000002</text:p>
          </table:table-cell>
          <table:table-cell office:value-type="float" office:value="4.1227725" calcext:value-type="float">
            <text:p>4.1227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6025" calcext:value-type="float">
            <text:p>-3.5896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-0.00331750000000002" calcext:value-type="float">
            <text:p>-0.00331750000000002</text:p>
          </table:table-cell>
          <table:table-cell office:value-type="float" office:value="4.1220225" calcext:value-type="float">
            <text:p>4.1220225</text:p>
          </table:table-cell>
          <table:table-cell office:value-type="float" office:value="-1.108095" calcext:value-type="float">
            <text:p>-1.108095</text:p>
          </table:table-cell>
          <table:table-cell office:value-type="float" office:value="-3.5903225" calcext:value-type="float">
            <text:p>-3.5903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685" calcext:value-type="float">
            <text:p>-0.05968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56225" calcext:value-type="float">
            <text:p>4.1256225</text:p>
          </table:table-cell>
          <table:table-cell office:value-type="float" office:value="-1.108245" calcext:value-type="float">
            <text:p>-1.108245</text:p>
          </table:table-cell>
          <table:table-cell office:value-type="float" office:value="-3.5903225" calcext:value-type="float">
            <text:p>-3.5903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-0.00282750000000001" calcext:value-type="float">
            <text:p>-0.00282750000000001</text:p>
          </table:table-cell>
          <table:table-cell office:value-type="float" office:value="4.1250225" calcext:value-type="float">
            <text:p>4.1250225</text:p>
          </table:table-cell>
          <table:table-cell office:value-type="float" office:value="-1.108245" calcext:value-type="float">
            <text:p>-1.108245</text:p>
          </table:table-cell>
          <table:table-cell office:value-type="float" office:value="-3.5900825" calcext:value-type="float">
            <text:p>-3.5900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5" calcext:value-type="float">
            <text:p>-0.0590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331750000000002" calcext:value-type="float">
            <text:p>-0.00331750000000002</text:p>
          </table:table-cell>
          <table:table-cell office:value-type="float" office:value="4.1236725" calcext:value-type="float">
            <text:p>4.1236725</text:p>
          </table:table-cell>
          <table:table-cell office:value-type="float" office:value="-1.107645" calcext:value-type="float">
            <text:p>-1.107645</text:p>
          </table:table-cell>
          <table:table-cell office:value-type="float" office:value="-3.5910525" calcext:value-type="float">
            <text:p>-3.5910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-0.00355750000000002" calcext:value-type="float">
            <text:p>-0.00355750000000002</text:p>
          </table:table-cell>
          <table:table-cell office:value-type="float" office:value="4.1256225" calcext:value-type="float">
            <text:p>4.12562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905625" calcext:value-type="float">
            <text:p>-3.5905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71225" calcext:value-type="float">
            <text:p>4.1271225</text:p>
          </table:table-cell>
          <table:table-cell office:value-type="float" office:value="-1.108545" calcext:value-type="float">
            <text:p>-1.108545</text:p>
          </table:table-cell>
          <table:table-cell office:value-type="float" office:value="-3.5915325" calcext:value-type="float">
            <text:p>-3.5915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835" calcext:value-type="float">
            <text:p>-0.05983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15725" calcext:value-type="float">
            <text:p>4.1215725</text:p>
          </table:table-cell>
          <table:table-cell office:value-type="float" office:value="-1.107795" calcext:value-type="float">
            <text:p>-1.107795</text:p>
          </table:table-cell>
          <table:table-cell office:value-type="float" office:value="-3.5905625" calcext:value-type="float">
            <text:p>-3.5905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835" calcext:value-type="float">
            <text:p>-0.059835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-0.00307750000000001" calcext:value-type="float">
            <text:p>-0.00307750000000001</text:p>
          </table:table-cell>
          <table:table-cell office:value-type="float" office:value="4.1280225" calcext:value-type="float">
            <text:p>4.1280225</text:p>
          </table:table-cell>
          <table:table-cell office:value-type="float" office:value="-1.108095" calcext:value-type="float">
            <text:p>-1.108095</text:p>
          </table:table-cell>
          <table:table-cell office:value-type="float" office:value="-3.5920225" calcext:value-type="float">
            <text:p>-3.5920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835" calcext:value-type="float">
            <text:p>-0.059835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02225" calcext:value-type="float">
            <text:p>4.1202225</text:p>
          </table:table-cell>
          <table:table-cell office:value-type="float" office:value="-1.108395" calcext:value-type="float">
            <text:p>-1.108395</text:p>
          </table:table-cell>
          <table:table-cell office:value-type="float" office:value="-3.5910525" calcext:value-type="float">
            <text:p>-3.5910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0135" calcext:value-type="float">
            <text:p>-0.06013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10750000000002" calcext:value-type="float">
            <text:p>-0.00210750000000002</text:p>
          </table:table-cell>
          <table:table-cell office:value-type="float" office:value="4.1304225" calcext:value-type="float">
            <text:p>4.13042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8425" calcext:value-type="float">
            <text:p>-3.5898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535" calcext:value-type="float">
            <text:p>-0.059535</text:p>
          </table:table-cell>
          <table:table-cell office:value-type="float" office:value="-0.00246" calcext:value-type="float">
            <text:p>-0.00246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57725" calcext:value-type="float">
            <text:p>4.1257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896025" calcext:value-type="float">
            <text:p>-3.5896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685" calcext:value-type="float">
            <text:p>-0.0596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186750000000002" calcext:value-type="float">
            <text:p>-0.00186750000000002</text:p>
          </table:table-cell>
          <table:table-cell office:value-type="float" office:value="4.1283225" calcext:value-type="float">
            <text:p>4.1283225</text:p>
          </table:table-cell>
          <table:table-cell office:value-type="float" office:value="-1.108095" calcext:value-type="float">
            <text:p>-1.108095</text:p>
          </table:table-cell>
          <table:table-cell office:value-type="float" office:value="-3.5912925" calcext:value-type="float">
            <text:p>-3.59129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685" calcext:value-type="float">
            <text:p>-0.059685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-0.00282750000000001" calcext:value-type="float">
            <text:p>-0.00282750000000001</text:p>
          </table:table-cell>
          <table:table-cell office:value-type="float" office:value="4.1251725" calcext:value-type="float">
            <text:p>4.1251725</text:p>
          </table:table-cell>
          <table:table-cell office:value-type="float" office:value="-1.107945" calcext:value-type="float">
            <text:p>-1.107945</text:p>
          </table:table-cell>
          <table:table-cell office:value-type="float" office:value="-3.5922625" calcext:value-type="float">
            <text:p>-3.5922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85" calcext:value-type="float">
            <text:p>-0.059385</text:p>
          </table:table-cell>
          <table:table-cell office:value-type="float" office:value="-0.00321" calcext:value-type="float">
            <text:p>-0.00321</text:p>
          </table:table-cell>
          <table:table-cell office:value-type="float" office:value="-0.00234750000000002" calcext:value-type="float">
            <text:p>-0.00234750000000002</text:p>
          </table:table-cell>
          <table:table-cell office:value-type="float" office:value="4.1194725" calcext:value-type="float">
            <text:p>4.1194725</text:p>
          </table:table-cell>
          <table:table-cell office:value-type="float" office:value="-1.108095" calcext:value-type="float">
            <text:p>-1.108095</text:p>
          </table:table-cell>
          <table:table-cell office:value-type="float" office:value="-3.5903225" calcext:value-type="float">
            <text:p>-3.59032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085" calcext:value-type="float">
            <text:p>-0.059085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258750000000002" calcext:value-type="float">
            <text:p>-0.00258750000000002</text:p>
          </table:table-cell>
          <table:table-cell office:value-type="float" office:value="4.1229225" calcext:value-type="float">
            <text:p>4.1229225</text:p>
          </table:table-cell>
          <table:table-cell office:value-type="float" office:value="-1.107795" calcext:value-type="float">
            <text:p>-1.107795</text:p>
          </table:table-cell>
          <table:table-cell office:value-type="float" office:value="-3.5905625" calcext:value-type="float">
            <text:p>-3.5905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4885" calcext:value-type="float">
            <text:p>-0.024885</text:p>
          </table:table-cell>
          <table:table-cell office:value-type="float" office:value="-0.00636" calcext:value-type="float">
            <text:p>-0.00636</text:p>
          </table:table-cell>
          <table:table-cell office:value-type="float" office:value="0.00346249999999998" calcext:value-type="float">
            <text:p>0.00346249999999998</text:p>
          </table:table-cell>
          <table:table-cell office:value-type="float" office:value="0.0016725" calcext:value-type="float">
            <text:p>0.0016725</text:p>
          </table:table-cell>
          <table:table-cell office:value-type="float" office:value="-0.001395" calcext:value-type="float">
            <text:p>-0.001395</text:p>
          </table:table-cell>
          <table:table-cell office:value-type="float" office:value="0.0011975" calcext:value-type="float">
            <text:p>0.00119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086" calcext:value-type="float">
            <text:p>-0.01086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16725" calcext:value-type="float">
            <text:p>0.0016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0.000227500000000003" calcext:value-type="float">
            <text:p>0.00022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041" calcext:value-type="float">
            <text:p>-0.01041</text:p>
          </table:table-cell>
          <table:table-cell office:value-type="float" office:value="0.000552499999999981" calcext:value-type="float">
            <text:p>0.000552499999999981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056" calcext:value-type="float">
            <text:p>-0.01056</text:p>
          </table:table-cell>
          <table:table-cell office:value-type="float" office:value="0.00104249999999998" calcext:value-type="float">
            <text:p>0.00104249999999998</text:p>
          </table:table-cell>
          <table:table-cell office:value-type="float" office:value="0.0016725" calcext:value-type="float">
            <text:p>0.00167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0.000467500000000001" calcext:value-type="float">
            <text:p>0.00046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026" calcext:value-type="float">
            <text:p>-0.01026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16725" calcext:value-type="float">
            <text:p>0.0016725</text:p>
          </table:table-cell>
          <table:table-cell office:value-type="float" office:value="-0.001995" calcext:value-type="float">
            <text:p>-0.00199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385" calcext:value-type="float">
            <text:p>-0.002385</text:p>
          </table:table-cell>
          <table:table-cell office:value-type="float" office:value="-0.01026" calcext:value-type="float">
            <text:p>-0.01026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0.000467500000000001" calcext:value-type="float">
            <text:p>0.00046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635" calcext:value-type="float">
            <text:p>-0.001635</text:p>
          </table:table-cell>
          <table:table-cell office:value-type="float" office:value="-0.01041" calcext:value-type="float">
            <text:p>-0.01041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18225" calcext:value-type="float">
            <text:p>0.0018225</text:p>
          </table:table-cell>
          <table:table-cell office:value-type="float" office:value="-0.001995" calcext:value-type="float">
            <text:p>-0.001995</text:p>
          </table:table-cell>
          <table:table-cell office:value-type="float" office:value="0.000467500000000001" calcext:value-type="float">
            <text:p>0.00046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235" calcext:value-type="float">
            <text:p>-0.002235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0.00104249999999998" calcext:value-type="float">
            <text:p>0.0010424999999999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13725" calcext:value-type="float">
            <text:p>0.0013725</text:p>
          </table:table-cell>
          <table:table-cell office:value-type="float" office:value="-0.002145" calcext:value-type="float">
            <text:p>-0.002145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85" calcext:value-type="float">
            <text:p>-0.001785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0.00152249999999998" calcext:value-type="float">
            <text:p>0.00152249999999998</text:p>
          </table:table-cell>
          <table:table-cell office:value-type="float" office:value="0.0016725" calcext:value-type="float">
            <text:p>0.00167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0.0016775" calcext:value-type="float">
            <text:p>0.0016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935" calcext:value-type="float">
            <text:p>-0.001935</text:p>
          </table:table-cell>
          <table:table-cell office:value-type="float" office:value="-0.01056" calcext:value-type="float">
            <text:p>-0.01056</text:p>
          </table:table-cell>
          <table:table-cell office:value-type="float" office:value="0.00152249999999998" calcext:value-type="float">
            <text:p>0.0015224999999999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2595" calcext:value-type="float">
            <text:p>-0.002595</text:p>
          </table:table-cell>
          <table:table-cell office:value-type="float" office:value="0.000957500000000003" calcext:value-type="float">
            <text:p>0.000957500000000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1845" calcext:value-type="float">
            <text:p>-0.001845</text:p>
          </table:table-cell>
          <table:table-cell office:value-type="float" office:value="0.000717500000000001" calcext:value-type="float">
            <text:p>0.00071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185" calcext:value-type="float">
            <text:p>-0.001185</text:p>
          </table:table-cell>
          <table:table-cell office:value-type="float" office:value="-0.01026" calcext:value-type="float">
            <text:p>-0.01026</text:p>
          </table:table-cell>
          <table:table-cell office:value-type="float" office:value="0.00201249999999998" calcext:value-type="float">
            <text:p>0.00201249999999998</text:p>
          </table:table-cell>
          <table:table-cell office:value-type="float" office:value="0.0019725" calcext:value-type="float">
            <text:p>0.00197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0.0011975" calcext:value-type="float">
            <text:p>0.00119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485" calcext:value-type="float">
            <text:p>-0.001485</text:p>
          </table:table-cell>
          <table:table-cell office:value-type="float" office:value="-0.01041" calcext:value-type="float">
            <text:p>-0.01041</text:p>
          </table:table-cell>
          <table:table-cell office:value-type="float" office:value="0.00176249999999998" calcext:value-type="float">
            <text:p>0.00176249999999998</text:p>
          </table:table-cell>
          <table:table-cell office:value-type="float" office:value="0.0010725" calcext:value-type="float">
            <text:p>0.0010725</text:p>
          </table:table-cell>
          <table:table-cell office:value-type="float" office:value="-0.002445" calcext:value-type="float">
            <text:p>-0.002445</text:p>
          </table:table-cell>
          <table:table-cell office:value-type="float" office:value="0.0014375" calcext:value-type="float">
            <text:p>0.00143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385" calcext:value-type="float">
            <text:p>-0.002385</text:p>
          </table:table-cell>
          <table:table-cell office:value-type="float" office:value="-0.01026" calcext:value-type="float">
            <text:p>-0.01026</text:p>
          </table:table-cell>
          <table:table-cell office:value-type="float" office:value="0.00128249999999998" calcext:value-type="float">
            <text:p>0.0012824999999999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-0.002295" calcext:value-type="float">
            <text:p>-0.002295</text:p>
          </table:table-cell>
          <table:table-cell office:value-type="float" office:value="0.0016775" calcext:value-type="float">
            <text:p>0.0016775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1:56:23.535995401</dc:date>
    <meta:editing-duration>PT1M10S</meta:editing-duration>
    <meta:editing-cycles>1</meta:editing-cycles>
    <meta:document-statistic meta:table-count="1" meta:cell-count="609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1.155cm" svg:y="3.955cm" style:legend-expansion="high" chart:style-name="ch2"/>
        <chart:plot-area chart:style-name="ch3" table:cell-range-address="sensor_data_office_x.A1:sensor_data_office_x.A127 sensor_data_office_x.D1:sensor_data_office_x.D127" chart:data-source-has-labels="row" svg:x="0.319cm" svg:y="0.18cm" svg:width="10.517cm" svg:height="8.646cm">
          <chart:coordinate-region svg:x="0.861cm" svg:y="0.379cm" svg:width="9.97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_office_x.A2:sensor_data_office_x.A127" chart:label-cell-address="sensor_data_office_x.A1:sensor_data_office_x.A1" chart:class="chart:line">
            <chart:data-point chart:repeated="126"/>
          </chart:series>
          <chart:series chart:style-name="ch7" chart:values-cell-range-address="sensor_data_office_x.D2:sensor_data_office_x.D127" chart:label-cell-address="sensor_data_office_x.D1:sensor_data_office_x.D1" chart:class="chart:line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X [mT]</text:p>
                <draw:g>
                  <svg:desc>sensor_data_office_x.A1:sensor_data_office_x.A1</svg:desc>
                </draw:g>
              </table:table-cell>
              <table:table-cell office:value-type="string">
                <text:p>mux1_sensor1_X [mT]</text:p>
                <draw:g>
                  <svg:desc>sensor_data_office_x.D1:sensor_data_office_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49999999999999">
                <text:p>0.0000149999999999999</text:p>
                <draw:g>
                  <svg:desc>sensor_data_office_x.A2:sensor_data_office_x.A127</svg:desc>
                </draw:g>
              </table:table-cell>
              <table:table-cell office:value-type="float" office:value="-0.000127499999999999">
                <text:p>-0.000127499999999999</text:p>
                <draw:g>
                  <svg:desc>sensor_data_office_x.D2:sensor_data_office_x.D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0224999999999991">
                <text:p>0.000022499999999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135">
                <text:p>-0.000135</text:p>
              </table:table-cell>
              <table:table-cell office:value-type="float" office:value="-0.000127499999999999">
                <text:p>-0.0001274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435">
                <text:p>-0.000435</text:p>
              </table:table-cell>
              <table:table-cell office:value-type="float" office:value="0.0000224999999999991">
                <text:p>0.000022499999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35">
                <text:p>-0.000435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9999999999999">
                <text:p>0.0000149999999999999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172499999999999">
                <text:p>0.0001724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135">
                <text:p>-0.000135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885">
                <text:p>-0.000885</text:p>
              </table:table-cell>
              <table:table-cell office:value-type="float" office:value="0.0003225">
                <text:p>0.000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885">
                <text:p>-0.000885</text:p>
              </table:table-cell>
              <table:table-cell office:value-type="float" office:value="0.000172499999999999">
                <text:p>0.0001724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735">
                <text:p>-0.000735</text:p>
              </table:table-cell>
              <table:table-cell office:value-type="float" office:value="0.0003225">
                <text:p>0.000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735">
                <text:p>-0.00073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585">
                <text:p>-0.00058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185">
                <text:p>-0.001185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735">
                <text:p>-0.000735</text:p>
              </table:table-cell>
              <table:table-cell office:value-type="float" office:value="0.000172499999999999">
                <text:p>0.0001724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135">
                <text:p>-0.000135</text:p>
              </table:table-cell>
              <table:table-cell office:value-type="float" office:value="-0.000127499999999999">
                <text:p>-0.0001274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35">
                <text:p>-0.000135</text:p>
              </table:table-cell>
              <table:table-cell office:value-type="float" office:value="-0.000127499999999999">
                <text:p>-0.0001274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135">
                <text:p>-0.000135</text:p>
              </table:table-cell>
              <table:table-cell office:value-type="float" office:value="-0.0004275">
                <text:p>-0.0004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15">
                <text:p>0.000315</text:p>
              </table:table-cell>
              <table:table-cell office:value-type="float" office:value="-0.000127499999999999">
                <text:p>-0.000127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15">
                <text:p>0.000315</text:p>
              </table:table-cell>
              <table:table-cell office:value-type="float" office:value="-0.0002775">
                <text:p>-0.0002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15">
                <text:p>0.000315</text:p>
              </table:table-cell>
              <table:table-cell office:value-type="float" office:value="-0.0002775">
                <text:p>-0.0002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65">
                <text:p>0.000165</text:p>
              </table:table-cell>
              <table:table-cell office:value-type="float" office:value="-0.0002775">
                <text:p>-0.000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49999999999999">
                <text:p>0.0000149999999999999</text:p>
              </table:table-cell>
              <table:table-cell office:value-type="float" office:value="0.0000224999999999991">
                <text:p>0.0000224999999999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49999999999999">
                <text:p>0.0000149999999999999</text:p>
              </table:table-cell>
              <table:table-cell office:value-type="float" office:value="0.000172499999999999">
                <text:p>0.00017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435">
                <text:p>-0.000435</text:p>
              </table:table-cell>
              <table:table-cell office:value-type="float" office:value="0.0003225">
                <text:p>0.0003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85">
                <text:p>-0.000585</text:p>
              </table:table-cell>
              <table:table-cell office:value-type="float" office:value="0.000172499999999999">
                <text:p>0.000172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435">
                <text:p>-0.000435</text:p>
              </table:table-cell>
              <table:table-cell office:value-type="float" office:value="0.0000224999999999991">
                <text:p>0.0000224999999999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1065">
                <text:p>0.061065</text:p>
              </table:table-cell>
              <table:table-cell office:value-type="float" office:value="0.0517725">
                <text:p>0.0517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39985">
                <text:p>-2.939985</text:p>
              </table:table-cell>
              <table:table-cell office:value-type="float" office:value="0.0616725">
                <text:p>0.0616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660885">
                <text:p>-3.660885</text:p>
              </table:table-cell>
              <table:table-cell office:value-type="float" office:value="0.0619725">
                <text:p>0.0619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646935">
                <text:p>-3.646935</text:p>
              </table:table-cell>
              <table:table-cell office:value-type="float" office:value="0.0609225">
                <text:p>0.0609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650985">
                <text:p>-3.650985</text:p>
              </table:table-cell>
              <table:table-cell office:value-type="float" office:value="0.0609225">
                <text:p>0.0609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646635">
                <text:p>-3.646635</text:p>
              </table:table-cell>
              <table:table-cell office:value-type="float" office:value="0.0604725">
                <text:p>0.0604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641085">
                <text:p>-3.641085</text:p>
              </table:table-cell>
              <table:table-cell office:value-type="float" office:value="0.0603225">
                <text:p>0.0603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43335">
                <text:p>-3.643335</text:p>
              </table:table-cell>
              <table:table-cell office:value-type="float" office:value="0.0601725">
                <text:p>0.0601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47535">
                <text:p>-3.647535</text:p>
              </table:table-cell>
              <table:table-cell office:value-type="float" office:value="0.0601725">
                <text:p>0.0601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643485">
                <text:p>-3.643485</text:p>
              </table:table-cell>
              <table:table-cell office:value-type="float" office:value="0.0604725">
                <text:p>0.0604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644835">
                <text:p>-3.644835</text:p>
              </table:table-cell>
              <table:table-cell office:value-type="float" office:value="0.0607725">
                <text:p>0.0607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650535">
                <text:p>-3.650535</text:p>
              </table:table-cell>
              <table:table-cell office:value-type="float" office:value="0.0607725">
                <text:p>0.0607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638985">
                <text:p>-3.638985</text:p>
              </table:table-cell>
              <table:table-cell office:value-type="float" office:value="0.0603225">
                <text:p>0.0603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645585">
                <text:p>-3.645585</text:p>
              </table:table-cell>
              <table:table-cell office:value-type="float" office:value="0.0606225">
                <text:p>0.0606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645435">
                <text:p>-3.645435</text:p>
              </table:table-cell>
              <table:table-cell office:value-type="float" office:value="0.0609225">
                <text:p>0.0609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644085">
                <text:p>-3.644085</text:p>
              </table:table-cell>
              <table:table-cell office:value-type="float" office:value="0.0606225">
                <text:p>0.0606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46935">
                <text:p>-3.646935</text:p>
              </table:table-cell>
              <table:table-cell office:value-type="float" office:value="0.0610725">
                <text:p>0.0610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644985">
                <text:p>-3.64498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650535">
                <text:p>-3.65053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639135">
                <text:p>-3.639135</text:p>
              </table:table-cell>
              <table:table-cell office:value-type="float" office:value="0.0615225">
                <text:p>0.0615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643035">
                <text:p>-3.643035</text:p>
              </table:table-cell>
              <table:table-cell office:value-type="float" office:value="0.0616725">
                <text:p>0.0616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646635">
                <text:p>-3.64663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649485">
                <text:p>-3.64948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40185">
                <text:p>-3.64018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40035">
                <text:p>-3.64003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646035">
                <text:p>-3.64603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644535">
                <text:p>-3.644535</text:p>
              </table:table-cell>
              <table:table-cell office:value-type="float" office:value="0.0618225">
                <text:p>0.0618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43335">
                <text:p>-3.643335</text:p>
              </table:table-cell>
              <table:table-cell office:value-type="float" office:value="0.0613725">
                <text:p>0.0613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626785">
                <text:p>-2.626785</text:p>
              </table:table-cell>
              <table:table-cell office:value-type="float" office:value="0.0028725">
                <text:p>0.0028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1635">
                <text:p>-0.001635</text:p>
              </table:table-cell>
              <table:table-cell office:value-type="float" office:value="0.000922499999999999">
                <text:p>0.0009224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12225">
                <text:p>0.0012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0922499999999999">
                <text:p>0.0009224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1335">
                <text:p>-0.001335</text:p>
              </table:table-cell>
              <table:table-cell office:value-type="float" office:value="0.0012225">
                <text:p>0.001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2085">
                <text:p>-0.002085</text:p>
              </table:table-cell>
              <table:table-cell office:value-type="float" office:value="0.0013725">
                <text:p>0.0013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10725">
                <text:p>0.0010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2085">
                <text:p>-0.002085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10725">
                <text:p>0.0010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1635">
                <text:p>-0.001635</text:p>
              </table:table-cell>
              <table:table-cell office:value-type="float" office:value="0.0004725">
                <text:p>0.0004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12225">
                <text:p>0.0012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1335">
                <text:p>-0.00133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12225">
                <text:p>0.0012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0922499999999999">
                <text:p>0.0009224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1635">
                <text:p>-0.00163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1335">
                <text:p>-0.001335</text:p>
              </table:table-cell>
              <table:table-cell office:value-type="float" office:value="0.000922499999999999">
                <text:p>0.0009224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635">
                <text:p>-0.001635</text:p>
              </table:table-cell>
              <table:table-cell office:value-type="float" office:value="0.000622500000000001">
                <text:p>0.0006225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0772499999999999">
                <text:p>0.000772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515">
                <text:p>0.007515</text:p>
              </table:table-cell>
              <table:table-cell office:value-type="float" office:value="-2.4677775">
                <text:p>-2.4677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0735">
                <text:p>-0.060735</text:p>
              </table:table-cell>
              <table:table-cell office:value-type="float" office:value="4.2331725">
                <text:p>4.2331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254725">
                <text:p>4.1254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9085">
                <text:p>-0.059085</text:p>
              </table:table-cell>
              <table:table-cell office:value-type="float" office:value="4.1254725">
                <text:p>4.1254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9235">
                <text:p>-0.059235</text:p>
              </table:table-cell>
              <table:table-cell office:value-type="float" office:value="4.1245725">
                <text:p>4.1245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8785">
                <text:p>-0.058785</text:p>
              </table:table-cell>
              <table:table-cell office:value-type="float" office:value="4.1202225">
                <text:p>4.1202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199225">
                <text:p>4.1199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60725">
                <text:p>4.1260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47225">
                <text:p>4.1247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23225">
                <text:p>4.1223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221725">
                <text:p>4.1221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9085">
                <text:p>-0.059085</text:p>
              </table:table-cell>
              <table:table-cell office:value-type="float" office:value="4.1259225">
                <text:p>4.1259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42725">
                <text:p>4.1242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193225">
                <text:p>4.1193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9685">
                <text:p>-0.059685</text:p>
              </table:table-cell>
              <table:table-cell office:value-type="float" office:value="4.1211225">
                <text:p>4.1211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085">
                <text:p>-0.059085</text:p>
              </table:table-cell>
              <table:table-cell office:value-type="float" office:value="4.1263725">
                <text:p>4.1263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9685">
                <text:p>-0.059685</text:p>
              </table:table-cell>
              <table:table-cell office:value-type="float" office:value="4.1227725">
                <text:p>4.1227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20225">
                <text:p>4.1220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9685">
                <text:p>-0.059685</text:p>
              </table:table-cell>
              <table:table-cell office:value-type="float" office:value="4.1256225">
                <text:p>4.1256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250225">
                <text:p>4.1250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9085">
                <text:p>-0.059085</text:p>
              </table:table-cell>
              <table:table-cell office:value-type="float" office:value="4.1236725">
                <text:p>4.1236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256225">
                <text:p>4.1256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271225">
                <text:p>4.1271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9835">
                <text:p>-0.059835</text:p>
              </table:table-cell>
              <table:table-cell office:value-type="float" office:value="4.1215725">
                <text:p>4.1215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9835">
                <text:p>-0.059835</text:p>
              </table:table-cell>
              <table:table-cell office:value-type="float" office:value="4.1280225">
                <text:p>4.12802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9835">
                <text:p>-0.059835</text:p>
              </table:table-cell>
              <table:table-cell office:value-type="float" office:value="4.1202225">
                <text:p>4.1202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0135">
                <text:p>-0.060135</text:p>
              </table:table-cell>
              <table:table-cell office:value-type="float" office:value="4.1304225">
                <text:p>4.13042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59535">
                <text:p>-0.059535</text:p>
              </table:table-cell>
              <table:table-cell office:value-type="float" office:value="4.1257725">
                <text:p>4.1257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59685">
                <text:p>-0.059685</text:p>
              </table:table-cell>
              <table:table-cell office:value-type="float" office:value="4.1283225">
                <text:p>4.1283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9685">
                <text:p>-0.059685</text:p>
              </table:table-cell>
              <table:table-cell office:value-type="float" office:value="4.1251725">
                <text:p>4.1251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9385">
                <text:p>-0.059385</text:p>
              </table:table-cell>
              <table:table-cell office:value-type="float" office:value="4.1194725">
                <text:p>4.119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9085">
                <text:p>-0.059085</text:p>
              </table:table-cell>
              <table:table-cell office:value-type="float" office:value="4.1229225">
                <text:p>4.1229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4885">
                <text:p>-0.024885</text:p>
              </table:table-cell>
              <table:table-cell office:value-type="float" office:value="0.0016725">
                <text:p>0.0016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16725">
                <text:p>0.0016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15225">
                <text:p>0.0015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16725">
                <text:p>0.0016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16725">
                <text:p>0.0016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2385">
                <text:p>-0.002385</text:p>
              </table:table-cell>
              <table:table-cell office:value-type="float" office:value="0.0015225">
                <text:p>0.0015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1635">
                <text:p>-0.001635</text:p>
              </table:table-cell>
              <table:table-cell office:value-type="float" office:value="0.0018225">
                <text:p>0.0018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2235">
                <text:p>-0.002235</text:p>
              </table:table-cell>
              <table:table-cell office:value-type="float" office:value="0.0015225">
                <text:p>0.0015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13725">
                <text:p>0.0013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1785">
                <text:p>-0.001785</text:p>
              </table:table-cell>
              <table:table-cell office:value-type="float" office:value="0.0016725">
                <text:p>0.0016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1935">
                <text:p>-0.001935</text:p>
              </table:table-cell>
              <table:table-cell office:value-type="float" office:value="0.0015225">
                <text:p>0.00152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15225">
                <text:p>0.0015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1185">
                <text:p>-0.001185</text:p>
              </table:table-cell>
              <table:table-cell office:value-type="float" office:value="0.0019725">
                <text:p>0.0019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485">
                <text:p>-0.001485</text:p>
              </table:table-cell>
              <table:table-cell office:value-type="float" office:value="0.0010725">
                <text:p>0.0010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2385">
                <text:p>-0.002385</text:p>
              </table:table-cell>
              <table:table-cell office:value-type="float" office:value="0.0015225">
                <text:p>0.0015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